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øde pr. 10 august 2010</text:p>
      <text:p text:style-name="Standard"/>
      <text:p text:style-name="Standard">Entry:</text:p>
      <text:list xml:id="list31471391" text:style-name="L1">
        <text:list-item>
          <text:p text:style-name="P1">Felttype validering</text:p>
        </text:list-item>
        <text:list-item>
          <text:p text:style-name="P1">Ny record</text:p>
        </text:list-item>
        <text:list-item>
          <text:p text:style-name="P1">Backup</text:p>
        </text:list-item>
        <text:list-item>
          <text:p text:style-name="P1">Export data</text:p>
          <text:list>
            <text:list-item>
              <text:p text:style-name="P1">Stata</text:p>
            </text:list-item>
            <text:list-item>
              <text:p text:style-name="P1">Import i analysis</text:p>
            </text:list-item>
          </text:list>
        </text:list-item>
        <text:list-item>
          <text:p text:style-name="P1">Værdi kontrol</text:p>
          <text:list>
            <text:list-item>
              <text:p text:style-name="P1">Value label</text:p>
            </text:list-item>
            <text:list-item>
              <text:p text:style-name="P1">Range</text:p>
            </text:list-item>
            <text:list-item>
              <text:p text:style-name="P1">Missing</text:p>
            </text:list-item>
          </text:list>
        </text:list-item>
        <text:list-item>
          <text:p text:style-name="P1">Flere sprog</text:p>
        </text:list-item>
        <text:list-item>
          <text:p text:style-name="P1">Bruger kontrol</text:p>
        </text:list-item>
        <text:list-item>
          <text:p text:style-name="P1">Spørgsmål database (tilføjer sektioner)</text:p>
        </text:list-item>
        <text:list-item>
          <text:p text:style-name="P1">Kontrol strukturer</text:p>
          <text:list>
            <text:list-item>
              <text:p text:style-name="P1">Must enter</text:p>
            </text:list-item>
            <text:list-item>
              <text:p text:style-name="P1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31692698" text:style-name="L2">
        <text:list-item>
          <text:p text:style-name="P2">Tilføj ”import data” til File menuen, osv.</text:p>
        </text:list-item>
        <text:list-item>
          <text:p text:style-name="P2">Open Project skal ikke kunn importerer andre filer.</text:p>
        </text:list-item>
      </text:list>
      <text:p text:style-name="Standard"/>
      <text:p text:style-name="Standard"/>
      <text:p text:style-name="Standard">Uden for katergori:</text:p>
      <text:p text:style-name="Standard"><text:tab/>Print af data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rsten Bonde Christiansen</meta:initial-creator>
    <meta:creation-date>2010-08-10T11:43:36.18</meta:creation-date>
    <dc:date>2010-08-10T12:05:36.83</dc:date>
    <dc:creator>Torsten Bonde Christiansen</dc:creator>
    <meta:editing-duration>PT00H21M59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23" meta:word-count="77" meta:character-count="403"/>
  </office:meta>
</office:document-meta>
</file>